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Apresentação de Projeto e Ideia</text:h>
      <text:h text:style-name="Heading_20_2" text:outline-level="2">1. IDEIA DO PROJETO</text:h>
      <text:p text:style-name="Text_20_body">O projeto "AJUDANTE" de Restaurantes tem como objetivo desenvolver uma aplicação web baseada em Spring Boot para auxiliar na gestão e operação de restaurantes. A ideia principal é criar uma plataforma que simplifique as tarefas diárias dos restaurantes, desde o gerenciamento de mesas e cardápios até o acompanhamento das vendas e desempenho dos garçons.</text:p>
      <text:h text:style-name="Heading_20_3" text:outline-level="3">1.1 Visão Geral</text:h>
      <text:p text:style-name="Text_20_body">O "AJUDANTE" de Restaurantes será uma ferramenta completa para restaurantes de todos os portes. Permitirá o cadastro e gerenciamento de mesas, cardápios, pedidos, funcionários e relatórios de vendas. Além disso, terá recursos avançados como cálculo automático da porcentagem das vendas para os garçons e acompanhamento em tempo real do status dos pedidos.</text:p>
      <text:h text:style-name="Heading_20_3" text:outline-level="3">1.2 Objetivos</text:h>
      <text:list xml:id="list2247219020" text:style-name="L1">
        <text:list-item>
          <text:p text:style-name="P3">Simplificar a gestão operacional de restaurantes.</text:p>
        </text:list-item>
        <text:list-item>
          <text:p text:style-name="P3">Melhorar a experiência dos clientes e funcionários.</text:p>
        </text:list-item>
        <text:list-item>
          <text:p text:style-name="P3">Aumentar a eficiência e produtividade do restaurante.</text:p>
        </text:list-item>
        <text:list-item>
          <text:p text:style-name="P2">Fornecer insights valiosos por meio de relatórios detalhados.</text:p>
        </text:list-item>
      </text:list>
      <text:h text:style-name="Heading_20_3" text:outline-level="3">1.3 Benefícios</text:h>
      <text:list xml:id="list2807425245" text:style-name="L2">
        <text:list-item>
          <text:p text:style-name="P5">Redução de erros nos pedidos e aumento da satisfação do cliente.</text:p>
        </text:list-item>
        <text:list-item>
          <text:p text:style-name="P5">Otimização do tempo dos funcionários, permitindo que se concentrem no atendimento.</text:p>
        </text:list-item>
        <text:list-item>
          <text:p text:style-name="P5">Melhoria na organização e controle das operações do restaurante.</text:p>
        </text:list-item>
        <text:list-item>
          <text:p text:style-name="P4">Facilidade na análise do desempenho e identificação de oportunidades de melhoria.</text:p>
        </text:list-item>
      </text:list>
      <text:h text:style-name="Heading_20_2" text:outline-level="2">2. REQUISITOS DO PROJETO</text:h>
      <text:h text:style-name="Heading_20_3" text:outline-level="3">2.1 Requisitos Funcionais</text:h>
      <text:p text:style-name="Text_20_body">[Os requisitos funcionais detalhados conforme apresentados anteriormente.]</text:p>
      <text:h text:style-name="Heading_20_3" text:outline-level="3">2.2 Requisitos Não Funcionais</text:h>
      <text:p text:style-name="Text_20_body">[Os requisitos não funcionais detalhados conforme apresentados anteriormente.]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05:17:24.254267521</dc:date>
    <meta:editing-duration>PT8M30S</meta:editing-duration>
    <meta:editing-cycles>1</meta:editing-cycles>
    <meta:document-statistic meta:table-count="0" meta:image-count="0" meta:object-count="0" meta:page-count="2" meta:paragraph-count="20" meta:word-count="228" meta:character-count="1557" meta:non-whitespace-character-count="1357"/>
    <meta:generator>LibreOffice/7.3.7.2$Linux_X86_64 LibreOffice_project/30$Build-2</meta:generator>
  </office:meta>
</office:document-meta>
</file>